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1f9ac7" officeooo:paragraph-rsid="001f9ac7" style:font-size-asian="9.60000038146973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1pt" fo:font-weight="bold" officeooo:rsid="0022c863" officeooo:paragraph-rsid="0022c863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6pt" fo:font-weight="bold" officeooo:rsid="001f9ac7" officeooo:paragraph-rsid="001f9ac7" style:font-size-asian="14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6pt" fo:font-weight="bold" officeooo:rsid="001f9ac7" officeooo:paragraph-rsid="0022c863" style:font-size-asian="14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f9ac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officeooo:rsid="0020233b"/>
    </style:style>
    <style:style style:name="T4" style:family="text">
      <style:text-properties fo:color="#1f1f1f" loext:opacity="100%" style:text-line-through-style="none" style:text-line-through-type="none" style:font-name="Google Sans" fo:font-size="13.5pt" style:text-underline-style="solid" style:text-underline-width="auto" style:text-underline-color="font-color" fo:font-weight="normal" style:text-blinking="false"/>
    </style:style>
    <style:style style:name="T5" style:family="text">
      <style:text-properties style:font-name="Arial" fo:font-size="11pt" fo:font-weight="bold" officeooo:rsid="001f9ac7" style:font-size-asian="9.60000038146973pt" style:font-weight-asian="bold" style:font-size-complex="11pt" style:font-weight-complex="bold"/>
    </style:style>
    <style:style style:name="T6" style:family="text">
      <style:text-properties officeooo:rsid="0021c00d"/>
    </style:style>
    <style:style style:name="T7" style:family="text">
      <style:text-properties officeooo:rsid="0022c863"/>
    </style:style>
    <style:style style:name="T8" style:family="text">
      <style:text-properties officeooo:rsid="00251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<text:span text:style-name="T3">N</text:span><text:span text:style-name="T6">í</text:span><text:span text:style-name="T3">colas </text:span><text:span text:style-name="T8">Erasmo Franco da Silva</text:span></text:p>
      <text:p text:style-name="P3">ENDEREÇO:<text:span text:style-name="T3">Vale Verde - Ipaba</text:span></text:p>
      <text:p text:style-name="P3">TELEFONE:</text:p>
      <text:p text:style-name="P3">E-MAIL:</text:p>
      <text:p text:style-name="P4"><text:span text:style-name="T6">LINKEDIN</text:span>:</text:p>
      <text:p text:style-name="P3">DATA DE NASCIMENTO:<text:span text:style-name="T6">17</text:span><text:span text:style-name="T3">/</text:span><text:span text:style-name="T6">01</text:span><text:span text:style-name="T3">/2010</text:span></text:p>
      <text:p text:style-name="P3">I<text:span text:style-name="T7">DA</text:span>DE:<text:span text:style-name="T3">23</text:span></text:p>
      <text:p text:style-name="P3"/>
      <text:p text:style-name="P3"><text:s text:c="35"/><text:span text:style-name="T1">OBJETIVO PROFISSIONAL</text:span></text:p>
      <text:p text:style-name="P1">Inglessar no mercado de trabalho e aplicar meus conhecimentos acadêmicos e </text:p>
      <text:p text:style-name="P1">experiências em (área de interesse: tecnologia contribuído para o cre<text:span text:style-name="T6">scimento</text:span> da empresa enquanto evoluo profissional e <text:span text:style-name="T6">pressoalmente.</text:span></text:p>
      <text:p text:style-name="P1"/>
      <text:p text:style-name="P1"/>
      <text:p text:style-name="P1"><text:s text:c="49"/><text:span text:style-name="T2">FORMAÇÃO</text:span> <text:span text:style-name="T2">ACADÊMICA</text:span></text:p>
      <text:p text:style-name="P1"/>
      <text:p text:style-name="P1">DOUTORADO:<text:span text:style-name="T3">Tecnologia de inteligência artificial</text:span></text:p>
      <text:p text:style-name="P5"><text:span text:style-name="T5">UNIVERSIDADE: </text:span><text:a xlink:type="simple" xlink:href="https://www.google.com/search?q=Universidade+Harvard&amp;sca_esv=c28d7f4a7239b712&amp;stick=H4sIAAAAAAAAAE2Tz2sTQRTHM6EJ243SJlUoOcWoUAKS7GZ_emnxB3gpldrgMWz2V_fH7K9Zd7OLB1Hviof-AT2JePUiqMWbOSiICF4EvRVvnjwouG1mtl0Y-MyX73vz5r1Zqtal-rA_GDooY8_f86xEj5ClKZqOOoYCfaSgGSgdM7B4hGzI2yqW-dwdYOSidIpRjE3vBDkS56hmkYM-5lzjBBIpSQyPUQjSkFiQbQYhjhW5QJRIHiZnHcx8NA6FGWj0zT7DsoFjw7Q8WEPENNRsEcumK5AqbQfBGTh7FMpMUlUeq6JQ7lV-EiWyhK2ywdo4GaNlDpGZlIdEFm1BJsWKniRgHhpGPMasckhLy9BhgmU5n44DkiY8aYuYRjmRWTePCI9Ds7R70CSjEBOHJTfbtV3cRYHPuFQsLTaplzWkPCUFaIkxLU8yMwPbtcDdJcNIIjkrKwimqkHyIM8uZ50OEtJALecD0wtIpwKo5gT5NCcTG0oZw49_gr-gsXz45_tK-zd49vLDV_AL0AvXdBS3DLpxR493_E1fs4ysdbc1ohc3dTgpnumW0RrS9HXfdXU1tnyvdbl9kb7QV0thjqaOrpCHHVs66i5tz28UDEIID0D1anWt2k3Z0evPex_rW81K8b14fHujvdZr0vUbPlQsrym_e_Nq78u39d4KTe0oU9_zYdb8t_Dj_s1Ph-vd1eOgR0-WNlZrHbAGmGL3YF-9dNCrbM-7ATMm5pg4KI57-Pb5-zpFgeUKW6UqebHO7NfOjU79ep1bSpQokfa0Dv4D3fg8PqADAAA&amp;cs=0&amp;tbm=nws&amp;story=GjQSMlRydW1wIG1hbmRhIEhhcnZhcmQgYmFycmFyIGVzdHVkYW50ZXMgZXN0cmFuZ2Vpcm9zMjIKKKD40-iM-73BwwHvqq_Mj5XOlsgBoe-wx6jZyJbhAZrHgM-i_uPW7gEQ0p6Z_g0YBXICEAE&amp;fcs=ADCZBRRjT93QiZDFneZIdr_m671h17mS-Q&amp;sa=X&amp;ved=2ahUKEwjTmr3UzcaNAxVAGbkGHc1-KyoQjcEJegQIOxAD" text:style-name="Internet_20_link" text:visited-style-name="Visited_20_Internet_20_Link"><text:span text:style-name="T4"><text:s/>Harvard</text:span></text:a></text:p>
      <text:p text:style-name="P1">DATA DE CONCLUSÃO:<text:span text:style-name="T3">2028</text:span></text:p>
      <text:p text:style-name="P1">PRINCIPAL DISCIPLINA:<text:span text:style-name="T3">tec</text:span><text:span text:style-name="T6">nologia</text:span></text:p>
      <text:p text:style-name="P1"/>
      <text:p text:style-name="P1"><text:s text:c="51"/></text:p>
      <text:p text:style-name="P1"><text:s text:c="61"/><text:span text:style-name="T7">ENSINO MÉDIO </text:span></text:p>
      <text:p text:style-name="P2">DATA DE CONCLUSÃO NA ESCOLA:Emília Cabral Mota</text:p>
      <text:p text:style-name="P2">DATA <text:s/>DE CONCLUSÃO: 2028</text:p>
      <text:p text:style-name="P2">FORMADO EM: tecnologia em 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49:00.686576073</meta:creation-date>
    <dc:title>Documento modelo</dc:title>
    <meta:editing-duration>PT1H22M42S</meta:editing-duration>
    <meta:editing-cycles>7</meta:editing-cycles>
    <meta:generator>LibreOffice/7.4.7.2$Linux_X86_64 LibreOffice_project/40$Build-2</meta:generator>
    <dc:date>2025-06-06T13:27:40.390799118</dc:date>
    <meta:document-statistic meta:table-count="0" meta:image-count="0" meta:object-count="0" meta:page-count="1" meta:paragraph-count="20" meta:word-count="77" meta:character-count="801" meta:non-whitespace-character-count="543"/>
    <meta:template xlink:type="simple" xlink:actuate="onRequest" xlink:title="Documento modelo" xlink:href="../Modelos/Documento%20modelo.ott" meta:date="2025-05-26T15:48:59.969355119"/>
  </office:meta>
</office:document-meta>
</file>